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94f8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officeooo:rsid="001f12cf" officeooo:paragraph-rsid="001f12cf"/>
    </style:style>
    <style:style style:name="P4" style:family="paragraph" style:parent-style-name="Text_20_body">
      <style:text-properties officeooo:rsid="0023c226" officeooo:paragraph-rsid="0023c226"/>
    </style:style>
    <style:style style:name="P5" style:family="paragraph" style:parent-style-name="Text_20_body">
      <style:text-properties officeooo:rsid="001d94f8" officeooo:paragraph-rsid="001d94f8"/>
    </style:style>
    <style:style style:name="P6" style:family="paragraph" style:parent-style-name="Text_20_body">
      <style:text-properties officeooo:rsid="002e9457" officeooo:paragraph-rsid="002e9457"/>
    </style:style>
    <style:style style:name="P7" style:family="paragraph" style:parent-style-name="Text_20_body">
      <style:text-properties officeooo:rsid="0035976f" officeooo:paragraph-rsid="0035976f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fo:font-weight="normal" officeooo:rsid="001d94f8" officeooo:paragraph-rsid="001d94f8" style:font-weight-asian="normal" style:font-weight-complex="normal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fo:font-weight="normal" officeooo:rsid="001d94f8" officeooo:paragraph-rsid="0020d81a" style:font-weight-asian="normal" style:font-weight-complex="normal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fo:font-weight="normal" officeooo:rsid="001d94f8" officeooo:paragraph-rsid="0021fb2c" style:font-weight-asian="normal" style:font-weight-complex="normal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size="12pt" fo:font-weight="bold" officeooo:rsid="0019f512" officeooo:paragraph-rsid="001d94f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ize="12pt" fo:font-weight="bold" officeooo:rsid="001f12cf" officeooo:paragraph-rsid="001f12c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ize="12pt" fo:font-weight="bold" officeooo:rsid="002c0aeb" officeooo:paragraph-rsid="002c0aeb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9f512" officeooo:paragraph-rsid="0019f512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Calibri" fo:font-weight="normal" officeooo:paragraph-rsid="0021fb2c" style:font-weight-asian="normal" style:font-name-complex="Calibri1" style:font-weight-complex="normal"/>
    </style:style>
    <style:style style:name="P16" style:family="paragraph" style:parent-style-name="Standard">
      <style:text-properties style:font-name="Calibri" officeooo:paragraph-rsid="0021fb2c" style:font-name-complex="Calibri1"/>
    </style:style>
    <style:style style:name="P17" style:family="paragraph" style:parent-style-name="Standard">
      <style:text-properties officeooo:paragraph-rsid="0021fb2c"/>
    </style:style>
    <style:style style:name="P18" style:family="paragraph" style:parent-style-name="Standard">
      <style:text-properties fo:font-weight="normal" officeooo:paragraph-rsid="0021fb2c" style:font-weight-asian="normal" style:font-weight-complex="normal"/>
    </style:style>
    <style:style style:name="P19" style:family="paragraph" style:parent-style-name="Standard">
      <style:text-properties officeooo:rsid="003439bf" officeooo:paragraph-rsid="003439bf"/>
    </style:style>
    <style:style style:name="P20" style:family="paragraph" style:parent-style-name="Preformatted_20_Text">
      <style:text-properties officeooo:paragraph-rsid="0021fb2c"/>
    </style:style>
    <style:style style:name="P21" style:family="paragraph" style:parent-style-name="Preformatted_20_Text">
      <style:text-properties fo:font-weight="bold" officeooo:rsid="0021fb2c" officeooo:paragraph-rsid="0021fb2c" style:font-weight-asian="bold" style:font-weight-complex="bold"/>
    </style:style>
    <style:style style:name="P22" style:family="paragraph" style:parent-style-name="Preformatted_20_Text">
      <style:text-properties fo:font-weight="normal" officeooo:rsid="0021fb2c" officeooo:paragraph-rsid="0021fb2c" style:font-weight-asian="normal" style:font-weight-complex="normal"/>
    </style:style>
    <style:style style:name="P23" style:family="paragraph" style:parent-style-name="Standard">
      <style:paragraph-properties fo:margin-left="0.9846in" fo:margin-right="0in" fo:text-indent="0in" style:auto-text-indent="false"/>
      <style:text-properties fo:font-size="12pt" fo:font-weight="bold" officeooo:rsid="001f12cf" officeooo:paragraph-rsid="001f12c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9846in" fo:margin-right="0in" fo:text-indent="0in" style:auto-text-indent="false"/>
      <style:text-properties fo:font-size="12pt" fo:font-weight="bold" officeooo:rsid="002b6e94" officeooo:paragraph-rsid="002b6e9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fo:font-size="12pt" fo:font-weight="bold" officeooo:rsid="0031f5d5" officeooo:paragraph-rsid="0031f5d5" style:font-size-asian="12pt" style:font-weight-asian="bold" style:font-size-complex="12pt" style:font-weight-complex="bold"/>
    </style:style>
    <style:style style:name="P26" style:family="paragraph" style:parent-style-name="Heading">
      <style:text-properties officeooo:rsid="0035976f" officeooo:paragraph-rsid="0035976f"/>
    </style:style>
    <style:style style:name="P27" style:family="paragraph" style:parent-style-name="Standard">
      <style:text-properties fo:font-weight="normal" officeooo:rsid="0035976f" officeooo:paragraph-rsid="003439bf" style:font-weight-asian="normal" style:font-weight-complex="normal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font-size="12pt" fo:font-weight="bold" officeooo:rsid="0036e9fc" officeooo:paragraph-rsid="0036e9fc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fo:font-size="12pt" fo:font-weight="bold" officeooo:rsid="0036e9fc" officeooo:paragraph-rsid="0038e227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fo:font-size="12pt" fo:font-weight="bold" officeooo:rsid="0036e9fc" officeooo:paragraph-rsid="00414fc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size="12pt" fo:font-weight="normal" officeooo:rsid="0038e227" officeooo:paragraph-rsid="0038e22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size="12pt" fo:font-weight="normal" officeooo:rsid="0038e227" officeooo:paragraph-rsid="003a33d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ize="12pt" fo:font-weight="normal" officeooo:rsid="0038e227" officeooo:paragraph-rsid="00419294" style:font-size-asian="12pt" style:font-weight-asian="normal" style:font-size-complex="12pt" style:font-weight-complex="normal"/>
    </style:style>
    <style:style style:name="P34" style:family="paragraph" style:parent-style-name="Text_20_body">
      <style:text-properties officeooo:rsid="003009da" officeooo:paragraph-rsid="004133a9"/>
    </style:style>
    <style:style style:name="P35" style:family="paragraph" style:parent-style-name="Text_20_body">
      <style:text-properties officeooo:rsid="003009da" officeooo:paragraph-rsid="00414fc4"/>
    </style:style>
    <style:style style:name="P36" style:family="paragraph" style:parent-style-name="Text_20_body">
      <style:text-properties officeooo:rsid="003f7751" officeooo:paragraph-rsid="003f7751"/>
    </style:style>
    <style:style style:name="P37" style:family="paragraph" style:parent-style-name="Heading_20_2">
      <style:text-properties officeooo:rsid="001d94f8" officeooo:paragraph-rsid="001d94f8"/>
    </style:style>
    <style:style style:name="P38" style:family="paragraph" style:parent-style-name="Heading_20_2">
      <style:text-properties officeooo:rsid="001d94f8" officeooo:paragraph-rsid="00361514"/>
    </style:style>
    <style:style style:name="P39" style:family="paragraph" style:parent-style-name="Heading_20_2">
      <style:text-properties officeooo:paragraph-rsid="00361514"/>
    </style:style>
    <style:style style:name="P40" style:family="paragraph" style:parent-style-name="Heading_20_3">
      <style:text-properties officeooo:rsid="001d94f8" officeooo:paragraph-rsid="001d94f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be66" style:font-weight-asian="normal" style:font-weight-complex="normal"/>
    </style:style>
    <style:style style:name="T3" style:family="text">
      <style:text-properties fo:font-weight="normal" officeooo:rsid="001d94f8" style:font-weight-asian="normal" style:font-weight-complex="normal"/>
    </style:style>
    <style:style style:name="T4" style:family="text">
      <style:text-properties fo:font-weight="normal" officeooo:rsid="00342cf0" style:font-weight-asian="normal" style:font-weight-complex="normal"/>
    </style:style>
    <style:style style:name="T5" style:family="text">
      <style:text-properties fo:font-weight="normal" officeooo:rsid="0035976f" style:font-weight-asian="normal" style:font-weight-complex="normal"/>
    </style:style>
    <style:style style:name="T6" style:family="text">
      <style:text-properties fo:font-weight="normal" officeooo:rsid="00361514" style:font-weight-asian="normal" style:font-weight-complex="normal"/>
    </style:style>
    <style:style style:name="T7" style:family="text">
      <style:text-properties fo:font-weight="normal" officeooo:rsid="0038e227" style:font-weight-asian="normal" style:font-weight-complex="normal"/>
    </style:style>
    <style:style style:name="T8" style:family="text">
      <style:text-properties fo:font-weight="normal" officeooo:rsid="003af429" style:font-weight-asian="normal" style:font-weight-complex="normal"/>
    </style:style>
    <style:style style:name="T9" style:family="text">
      <style:text-properties fo:font-weight="normal" officeooo:rsid="003db3ca" style:font-weight-asian="normal" style:font-weight-complex="normal"/>
    </style:style>
    <style:style style:name="T10" style:family="text">
      <style:text-properties fo:font-weight="normal" officeooo:rsid="004133a9" style:font-weight-asian="normal" style:font-weight-complex="normal"/>
    </style:style>
    <style:style style:name="T11" style:family="text">
      <style:text-properties fo:font-weight="normal" officeooo:rsid="00414fc4" style:font-weight-asian="normal" style:font-weight-complex="normal"/>
    </style:style>
    <style:style style:name="T12" style:family="text">
      <style:text-properties fo:font-weight="normal" officeooo:rsid="002c0aeb" style:font-weight-asian="normal" style:font-weight-complex="normal"/>
    </style:style>
    <style:style style:name="T13" style:family="text">
      <style:text-properties fo:font-weight="normal" officeooo:rsid="00419294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1fb2c" style:font-weight-asian="bold" style:font-weight-complex="bold"/>
    </style:style>
    <style:style style:name="T16" style:family="text">
      <style:text-properties fo:font-weight="bold" officeooo:rsid="0035976f" style:font-weight-asian="bold" style:font-weight-complex="bold"/>
    </style:style>
    <style:style style:name="T17" style:family="text">
      <style:text-properties fo:font-weight="bold" officeooo:rsid="00361514" style:font-weight-asian="bold" style:font-weight-complex="bold"/>
    </style:style>
    <style:style style:name="T18" style:family="text">
      <style:text-properties fo:font-weight="bold" officeooo:rsid="0020d81a" style:font-weight-asian="bold" style:font-weight-complex="bold"/>
    </style:style>
    <style:style style:name="T19" style:family="text">
      <style:text-properties fo:font-weight="bold" officeooo:rsid="0036ae6f" style:font-weight-asian="bold" style:font-weight-complex="bold"/>
    </style:style>
    <style:style style:name="T20" style:family="text">
      <style:text-properties fo:font-weight="bold" officeooo:rsid="0036e9fc" style:font-weight-asian="bold" style:font-weight-complex="bold"/>
    </style:style>
    <style:style style:name="T21" style:family="text">
      <style:text-properties fo:font-weight="bold" officeooo:rsid="003a33de" style:font-weight-asian="bold" style:font-weight-complex="bold"/>
    </style:style>
    <style:style style:name="T22" style:family="text">
      <style:text-properties fo:font-weight="bold" officeooo:rsid="003af429" style:font-weight-asian="bold" style:font-weight-complex="bold"/>
    </style:style>
    <style:style style:name="T23" style:family="text">
      <style:text-properties fo:font-weight="bold" officeooo:rsid="003c1370" style:font-weight-asian="bold" style:font-weight-complex="bold"/>
    </style:style>
    <style:style style:name="T24" style:family="text">
      <style:text-properties fo:font-weight="bold" officeooo:rsid="003f745c" style:font-weight-asian="bold" style:font-weight-complex="bold"/>
    </style:style>
    <style:style style:name="T25" style:family="text">
      <style:text-properties fo:font-weight="bold" officeooo:rsid="002e9457" style:font-weight-asian="bold" style:font-weight-complex="bold"/>
    </style:style>
    <style:style style:name="T26" style:family="text">
      <style:text-properties fo:font-weight="bold" officeooo:rsid="004133a9" style:font-weight-asian="bold" style:font-weight-complex="bold"/>
    </style:style>
    <style:style style:name="T27" style:family="text">
      <style:text-properties fo:font-weight="bold" officeooo:rsid="00414fc4" style:font-weight-asian="bold" style:font-weight-complex="bold"/>
    </style:style>
    <style:style style:name="T28" style:family="text">
      <style:text-properties fo:font-weight="bold" officeooo:rsid="00419294" style:font-weight-asian="bold" style:font-weight-complex="bold"/>
    </style:style>
    <style:style style:name="T29" style:family="text">
      <style:text-properties officeooo:rsid="001bbe66"/>
    </style:style>
    <style:style style:name="T30" style:family="text">
      <style:text-properties officeooo:rsid="0020d81a"/>
    </style:style>
    <style:style style:name="T31" style:family="text">
      <style:text-properties style:font-name="Calibri" style:font-name-complex="Calibri1"/>
    </style:style>
    <style:style style:name="T32" style:family="text">
      <style:text-properties style:font-name="Calibri" officeooo:rsid="0021fb2c" style:font-name-complex="Calibri1"/>
    </style:style>
    <style:style style:name="T33" style:family="text">
      <style:text-properties style:font-name="Calibri" officeooo:rsid="0026ba13" style:font-name-complex="Calibri1"/>
    </style:style>
    <style:style style:name="T34" style:family="text">
      <style:text-properties style:font-name="Calibri" officeooo:rsid="0027c5b9" style:font-name-complex="Calibri1"/>
    </style:style>
    <style:style style:name="T35" style:family="text">
      <style:text-properties style:font-name="Calibri" officeooo:rsid="0036ae6f" style:font-name-complex="Calibri1"/>
    </style:style>
    <style:style style:name="T36" style:family="text">
      <style:text-properties style:font-name="Calibri" fo:font-size="12pt" style:font-size-asian="12pt" style:font-name-complex="Calibri1" style:font-size-complex="12pt"/>
    </style:style>
    <style:style style:name="T37" style:family="text">
      <style:text-properties style:font-name="Calibri" fo:font-size="12pt" officeooo:rsid="0021fb2c" style:font-size-asian="12pt" style:font-name-complex="Calibri1" style:font-size-complex="12pt"/>
    </style:style>
    <style:style style:name="T38" style:family="text">
      <style:text-properties style:font-name="Calibri" style:text-underline-style="none" officeooo:rsid="0021fb2c" style:font-name-complex="Calibri1"/>
    </style:style>
    <style:style style:name="T39" style:family="text">
      <style:text-properties fo:font-variant="small-caps" style:font-name="Calibri" fo:font-size="12pt" style:font-size-asian="12pt" style:font-name-complex="Calibri1" style:font-size-complex="12pt"/>
    </style:style>
    <style:style style:name="T40" style:family="text">
      <style:text-properties fo:font-variant="small-caps" style:font-name="Calibri" fo:font-size="12pt" officeooo:rsid="0021fb2c" style:font-size-asian="12pt" style:font-name-complex="Calibri1" style:font-size-complex="12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1fb2c" style:font-style-asian="italic" style:font-style-complex="italic"/>
    </style:style>
    <style:style style:name="T43" style:family="text">
      <style:text-properties fo:font-style="italic" officeooo:rsid="00361514" style:font-style-asian="italic" style:font-style-complex="italic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style:text-position="super 58%" style:font-name="Calibri" style:font-name-complex="Calibri1"/>
    </style:style>
    <style:style style:name="T47" style:family="text">
      <style:text-properties officeooo:rsid="0021fb2c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3439bf" style:font-style-asian="normal" style:font-weight-asian="normal" style:font-style-complex="normal" style:font-weight-complex="normal"/>
    </style:style>
    <style:style style:name="T50" style:family="text">
      <style:text-properties fo:font-style="normal" officeooo:rsid="00361514" style:font-style-asian="normal" style:font-style-complex="normal"/>
    </style:style>
    <style:style style:name="T51" style:family="text">
      <style:text-properties officeooo:rsid="003439bf"/>
    </style:style>
    <style:style style:name="T52" style:family="text">
      <style:text-properties officeooo:rsid="0035976f"/>
    </style:style>
    <style:style style:name="T53" style:family="text">
      <style:text-properties officeooo:rsid="00361514"/>
    </style:style>
    <style:style style:name="T54" style:family="text">
      <style:text-properties officeooo:rsid="0036ae6f"/>
    </style:style>
    <style:style style:name="T55" style:family="text">
      <style:text-properties officeooo:rsid="0036e9fc"/>
    </style:style>
    <style:style style:name="T56" style:family="text">
      <style:text-properties officeooo:rsid="0038e227"/>
    </style:style>
    <style:style style:name="T57" style:family="text">
      <style:text-properties officeooo:rsid="003a33de"/>
    </style:style>
    <style:style style:name="T58" style:family="text">
      <style:text-properties fo:font-size="12pt" fo:font-weight="normal" officeooo:rsid="0038e227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414fc4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36e9fc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3af429" style:font-size-asian="12pt" style:font-weight-asian="normal" style:font-size-complex="12pt" style:font-weight-complex="normal"/>
    </style:style>
    <style:style style:name="T62" style:family="text">
      <style:text-properties fo:font-size="12pt" fo:font-weight="bold" officeooo:rsid="0036e9fc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414fc4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03af429" style:font-size-asian="12pt" style:font-weight-asian="bold" style:font-size-complex="12pt" style:font-weight-complex="bold"/>
    </style:style>
    <style:style style:name="T65" style:family="text">
      <style:text-properties fo:font-size="12pt" fo:font-weight="bold" officeooo:rsid="0038e227" style:font-size-asian="12pt" style:font-weight-asian="bold" style:font-size-complex="12pt" style:font-weight-complex="bold"/>
    </style:style>
    <style:style style:name="T66" style:family="text">
      <style:text-properties officeooo:rsid="003af429"/>
    </style:style>
    <style:style style:name="T67" style:family="text">
      <style:text-properties officeooo:rsid="00414fc4"/>
    </style:style>
    <style:style style:name="T68" style:family="text">
      <style:text-properties officeooo:rsid="002c0aeb"/>
    </style:style>
    <style:style style:name="T69" style:family="text">
      <style:text-properties officeooo:rsid="004192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sTeX</text:p>
      <text:p text:style-name="P4">This is on overview of the markup language used in creating documents for rendering on the new Sunnyside Times. <text:s/>The <text:span text:style-name="T51">idea</text:span> is derived <text:span text:style-name="T51">loosely </text:span>from <text:span text:style-name="T44">LaTeX</text:span><text:span text:style-name="T45">, </text:span><text:span text:style-name="T49">a text processing system invented by Donald Knuth and Leslie Lamport and used very widely in academic publishing</text:span><text:span text:style-name="T48">. <text:s/>Hopefully, a good bit of the native formatting of MS Word will be directly translated avoiding the need for explicit markup. </text:span></text:p>
      <text:p text:style-name="P19"><text:span text:style-name="T66">A</text:span>n input document is an ordinary MS Word document. <text:s/>Many of the text embellishments in the document such as bold, italics, headers, and lists are captured an translated properly into HTML. Where Word provides a suitable markup, it is preferable to use it. <text:s/>Higher level Word styling such as fonts, layout, images, etc. should be avoided. <text:s/>In general, the Word document should be as simple as possible in terms of styling.</text:p>
      <text:p text:style-name="P19"/>
      <text:p text:style-name="P19">There is one important consideration. <text:s/>Both HTML and our embedded markup rely on the notion of “nesting”. <text:s/><text:span text:style-name="T52">This is not so apparent in the Word doc itself, but it can lead to difficulties in translation. <text:s/>In particular, a change of styling in the Word document that includes a portion (but not all) of an SsTeX command will fail. For example, “ now is </text:span><text:span text:style-name="T16">the time \cmd{xx</text:span><text:span text:style-name="T5">yy} for all good men” where the bolded text captures a part of the SsTeX command would fail. <text:s/>However “time \cmd{</text:span><text:span text:style-name="T16">xxyy</text:span><text:span text:style-name="T8">}</text:span><text:span text:style-name="T5">” <text:s/>is fine because the bolded text in contained entirely within the SsTeX braces.</text:span></text:p>
      <text:p text:style-name="P27"/>
      <text:h text:style-name="Heading_20_2" text:outline-level="2">Command Format:</text:h>
      <text:p text:style-name="P7">All <text:s/><text:span text:style-name="T1">SsTeX commands share a common structure. <text:s/>A backslash (“\”) indicates the start of a command. <text:s/>The immediately following text prior to the first brace (“{“) is the name of the command. <text:s/>The content to the next brace (“}”) is an argument to the command. <text:s/>There may be multiple arguments so long as there is no intervening text or space between arguments.</text:span></text:p>
      <text:p text:style-name="P26">Standalone Commands</text:p>
      <text:p text:style-name="P14">\cmd{<text:span text:style-name="T1">content</text:span>}</text:p>
      <text:p text:style-name="P14"/>
      <text:p text:style-name="P14">\cmd<text:span text:style-name="T29">a </text:span>{<text:span text:style-name="T1">arg</text:span>}{<text:span text:style-name="T1">content</text:span>}</text:p>
      <text:p text:style-name="P14"/>
      <text:p text:style-name="P14">\cmd{<text:span text:style-name="T1">arg</text:span>}...{<text:span text:style-name="T1">arg</text:span>}{<text:span text:style-name="T1">content}</text:span></text:p>
      <text:p text:style-name="P26">Compound Commands</text:p>
      <text:p text:style-name="P7">Compound commands are intended for larger structures and may be <text:s/>(properly) nested. <text:s/>See examples below. </text:p>
      <text:p text:style-name="P14">\begin{Name}<text:span text:style-name="T1"> content ….. <text:s/></text:span>\end{Name}</text:p>
      <text:p text:style-name="P14"/>
      <text:p text:style-name="P14">\if<text:span text:style-name="T29">{</text:span><text:span text:style-name="T2">test</text:span><text:span text:style-name="T29">}{</text:span><text:span text:style-name="T2">truepart</text:span><text:span text:style-name="T29">}[\else{</text:span><text:span text:style-name="T2">falsepart</text:span><text:span text:style-name="T29">}]\fi <text:s text:c="3"/></text:span><text:span text:style-name="T8">Conditionals are not yet implemented.</text:span></text:p>
      <text:p text:style-name="P14"/>
      <text:h text:style-name="P37" text:outline-level="2"><text:soft-page-break/>Specific Commands:</text:h>
      <text:h text:style-name="P40" text:outline-level="3">Simple Text effects:</text:h>
      <text:p text:style-name="P8">\<text:span text:style-name="T14">textbf{</text:span> <text:s/>text <text:s/><text:span text:style-name="T14">}</text:span> - Bold text. <text:s/>Generally converted directly from Word without explicit specification.</text:p>
      <text:p text:style-name="P8"><text:span text:style-name="T14">\textif{</text:span> <text:s/>text <text:s/><text:span text:style-name="T14">}</text:span> - Italicize text. <text:s/>Generally converted directly from Word without explicit specification. <text:s/><text:span text:style-name="T53">Command may also be </text:span><text:span text:style-name="T17">\italics{</text:span><text:span text:style-name="T53"> <text:s/>text <text:s/></text:span><text:span text:style-name="T17">}</text:span></text:p>
      <text:p text:style-name="P9"><text:span text:style-name="T14">\</text:span><text:span text:style-name="T18">underline</text:span><text:span text:style-name="T14">{</text:span> <text:s/>text <text:s/>} - <text:span text:style-name="T30">Underline text.</text:span></text:p>
      <text:p text:style-name="P10"><text:span text:style-name="T14">\</text:span><text:span text:style-name="T15">title</text:span><text:span text:style-name="T14">{</text:span> <text:s/>text <text:s/><text:span text:style-name="T14">}</text:span> - <text:span text:style-name="T53">Title set the title of the document. <text:s/>If it is not overridden by higher level processing, this is the title that will be used to display when the document is rendered on the web. <text:s/>There is also </text:span><text:span text:style-name="T19">\subtitle{</text:span><text:span text:style-name="T54"> text </text:span><text:span text:style-name="T19">}</text:span></text:p>
      <text:p text:style-name="P10"><text:span text:style-name="T14">\</text:span><text:span text:style-name="T15">byline</text:span><text:span text:style-name="T14">{</text:span> <text:s/>text <text:s/><text:span text:style-name="T14">}</text:span> <text:span text:style-name="T53">The byline is captured and use to render a byline on a web. <text:s/>The byline is the name of the author without additional text (e.g., “--by Joe Schmoe”). <text:s/>Note: <text:s/>currently, the byline is assuming a single author. <text:s/>Do we need additional authors, identification <text:s/>of photographers, editors or other credits? </text:span></text:p>
      <text:h text:style-name="P40" text:outline-level="3">Defin<text:span text:style-name="T66">ing</text:span> Environment<text:span text:style-name="T66">s</text:span>: </text:h>
      <text:p text:style-name="P5"><text:span text:style-name="T53">An “environment” is a</text:span> means of specifying a longer body of content. <text:s/>Predefined environments (e.g., ‘document’, ‘abstract’, …) may also define additional behavior such as default fonts, spacing, ….</text:p>
      <text:p text:style-name="P6">Note that environments must <text:span text:style-name="T14">nest properly</text:span><text:span text:style-name="T1">, meaning that an environment that begins in a parent environment must also end within that same parent envi</text:span><text:span text:style-name="T4">r</text:span><text:span text:style-name="T1">onment.</text:span></text:p>
      <text:p text:style-name="P3">Environments are also useful for handling nesting of larger components of text.</text:p>
      <text:p text:style-name="P11">\begin{<text:span text:style-name="T3">EnvName</text:span>}<text:span text:style-name="T1"> </text:span></text:p>
      <text:p text:style-name="P11"><text:span text:style-name="T1"><text:tab/></text:span><text:span text:style-name="T3">content, …..</text:span></text:p>
      <text:p text:style-name="P11">\end{<text:span text:style-name="T3">EnvName</text:span>}</text:p>
      <text:p text:style-name="Text_20_body"/>
      <text:p text:style-name="P36">A particularly important type of environment is the <text:span text:style-name="T14">layout</text:span><text:span text:style-name="T1">. A layout is a mechanism to specifying how to organize/position content within a page. <text:s/>A layout has a type which provides the general guidance for how to handle content and, depending on type, determines additional markup to provide greater definition. Layouts may be a </text:span><text:span text:style-name="T14">s</text:span><text:span text:style-name="T25">nippet, </text:span><text:span text:style-name="T8"><text:s/></text:span><text:span text:style-name="T22">table, </text:span><text:span text:style-name="T14">sign, or slideshow. <text:s/></text:span><text:span text:style-name="T22"><text:s/></text:span><text:span text:style-name="T1">The slideshow is a particularly important form of layout and has a shorthand form of specification which is</text:span><text:span text:style-name="T8"> </text:span><text:span text:style-name="T22">figure.</text:span></text:p>
      <text:p text:style-name="P35"><text:span text:style-name="T8">A </text:span><text:span text:style-name="T23">sni</text:span><text:span text:style-name="T24">p</text:span><text:span text:style-name="T23">pet </text:span><text:span text:style-name="T10">is a means of positioning a photo with text. <text:s/>It <text:s/>contains a photo (or slideshow) and a text body. <text:s/>The photo can be positioned to the left or right at the top of the container with text placed beside it and flowing around it if needed.</text:span></text:p>
      <text:p text:style-name="P30">\layout<text:span text:style-name="T67">{</text:span><text:span text:style-name="T11">snippet</text:span><text:span text:style-name="T67">}</text:span>{<text:span text:style-name="T1">LayoutName</text:span>}</text:p>
      <text:p text:style-name="P30"><text:span text:style-name="T1"><text:tab/></text:span><text:span text:style-name="T11">Arbirtrary text to flow around the figure</text:span></text:p>
      <text:p text:style-name="P30"><text:span text:style-name="T11"><text:tab/> </text:span><text:span text:style-name="T68">placefigure{</text:span><text:span text:style-name="T11">FigName</text:span><text:span text:style-name="T68">} <text:s text:c="3"/></text:span><text:span text:style-name="T12">..</text:span><text:span text:style-name="T11">see below</text:span></text:p>
      <text:p text:style-name="P30"><text:span text:style-name="T22">\endlayout{</text:span><text:span text:style-name="T8">LayoutName</text:span><text:span text:style-name="T22">}</text:span></text:p>
      <text:p text:style-name="P34"><text:soft-page-break/><text:span text:style-name="T10"/></text:p>
      <text:p text:style-name="P34"><text:span text:style-name="T9"><text:s/></text:span><text:span text:style-name="T10">A </text:span><text:span text:style-name="T26">sign </text:span><text:span text:style-name="T10"><text:s/>is a means of constructing featured items like quotes, notices, </text:span></text:p>
      <text:p text:style-name="P35"><text:span text:style-name="T10"><text:tab/></text:span><text:span text:style-name="T62">\layout</text:span><text:span text:style-name="T63">{</text:span><text:span text:style-name="T59">sign</text:span><text:span text:style-name="T63">}</text:span><text:span text:style-name="T62">{</text:span><text:span text:style-name="T60">LayoutName</text:span><text:span text:style-name="T62">}</text:span><text:span text:style-name="T63">{</text:span><text:span text:style-name="T59">sign type</text:span><text:span text:style-name="T63">}</text:span><text:span text:style-name="T65">{</text:span><text:span text:style-name="T58">..other parms</text:span><text:span text:style-name="T65">}{</text:span><text:span text:style-name="T58">..other parms</text:span><text:span text:style-name="T65">}</text:span></text:p>
      <text:p text:style-name="P35"><text:span text:style-name="T65"><text:tab/><text:tab/></text:span><text:span text:style-name="T59">Content for the sign such as a quote</text:span></text:p>
      <text:p text:style-name="P35"><text:span text:style-name="T63"><text:tab/></text:span><text:span text:style-name="T64">\endlayout{</text:span><text:span text:style-name="T61">LayoutName</text:span><text:span text:style-name="T64">}</text:span></text:p>
      <text:p text:style-name="P35"><text:span text:style-name="T1">The </text:span><text:span text:style-name="T27">container</text:span><text:span text:style-name="T1"> is a </text:span><text:span text:style-name="T11">somewhat general device for laying out a page in rows and columns. <text:s/>It consists of </text:span><text:span text:style-name="T27">elements</text:span><text:span text:style-name="T11"> where </text:span><text:span text:style-name="T1"><text:s/></text:span><text:span text:style-name="T11">an element represents the content of a specific row/column. <text:s/></text:span><text:span text:style-name="T13">Each row/column is individually numbered (see example) but it is presumed that they are in order from left to right, top to bottom.</text:span></text:p>
      <text:p text:style-name="P28">\layout<text:span text:style-name="T69">{</text:span><text:span text:style-name="T13">container</text:span><text:span text:style-name="T69">}</text:span>{<text:span text:style-name="T1">LayoutName</text:span>}</text:p>
      <text:p text:style-name="P28"><text:span text:style-name="T1"><text:tab/></text:span><text:span text:style-name="T56">\element{</text:span><text:span text:style-name="T7">Name1</text:span><text:span text:style-name="T56">}{</text:span><text:span text:style-name="T7">row=1</text:span><text:span text:style-name="T56">}{</text:span><text:span text:style-name="T7">col=1</text:span><text:span text:style-name="T56">}{</text:span><text:span text:style-name="T7">..other parms</text:span><text:span text:style-name="T56">}{</text:span><text:span text:style-name="T7">..other parms</text:span><text:span text:style-name="T56">}</text:span></text:p>
      <text:p text:style-name="P29"><text:tab/><text:tab/><text:span text:style-name="T1">… </text:span><text:span text:style-name="T7">element content. <text:s/>May be text, figures, tables, other layouts ... </text:span></text:p>
      <text:p text:style-name="P28"><text:tab/><text:span text:style-name="T56">\endelement{</text:span><text:span text:style-name="T7">Name1</text:span><text:span text:style-name="T56">}</text:span></text:p>
      <text:p text:style-name="P28">\endlayout{<text:span text:style-name="T1">LayoutName</text:span>}</text:p>
      <text:p text:style-name="P28"/>
      <text:p text:style-name="P31">Another type of environment is a table. <text:s/>Tables are intended to render as an HTML table.</text:p>
      <text:p text:style-name="P31"><text:tab/><text:span text:style-name="T21">\</text:span><text:span text:style-name="T28">layout{</text:span><text:span text:style-name="T69">table</text:span><text:span text:style-name="T28">}</text:span><text:span text:style-name="T21">{</text:span><text:span text:style-name="T69">LayoutName</text:span><text:span text:style-name="T21">}</text:span></text:p>
      <text:p text:style-name="P32"><text:span text:style-name="T21"><text:tab/><text:tab/>\header{</text:span><text:span text:style-name="T57">name</text:span><text:span text:style-name="T21">}{</text:span><text:span text:style-name="T57">name</text:span><text:span text:style-name="T21">}{</text:span><text:span text:style-name="T57">name</text:span><text:span text:style-name="T21">}...{</text:span><text:span text:style-name="T57">name</text:span><text:span text:style-name="T21">}</text:span></text:p>
      <text:p text:style-name="P32"><text:span text:style-name="T21"><text:tab/><text:tab/>\row{</text:span><text:span text:style-name="T57">value</text:span><text:span text:style-name="T21">}{</text:span><text:span text:style-name="T57">value</text:span><text:span text:style-name="T21">}{</text:span><text:span text:style-name="T57">value</text:span><text:span text:style-name="T21">}...{</text:span><text:span text:style-name="T57">value</text:span><text:span text:style-name="T21">}</text:span></text:p>
      <text:p text:style-name="P32"><text:span text:style-name="T21"><text:tab/><text:tab/>…</text:span></text:p>
      <text:p text:style-name="P32"><text:span text:style-name="T21"><text:tab/><text:tab/>\row{</text:span><text:span text:style-name="T57">value</text:span><text:span text:style-name="T21">}{</text:span><text:span text:style-name="T57">value</text:span><text:span text:style-name="T21">}{</text:span><text:span text:style-name="T57">value</text:span><text:span text:style-name="T21">}...{</text:span><text:span text:style-name="T57">value</text:span><text:span text:style-name="T21">}</text:span></text:p>
      <text:p text:style-name="P33"><text:span text:style-name="T21"><text:tab/></text:span><text:span text:style-name="T20">\endlayout{</text:span><text:span text:style-name="T55">LayoutName</text:span><text:span text:style-name="T20">}</text:span></text:p>
      <text:p text:style-name="P31"/>
      <text:p text:style-name="P6">Figures <text:span text:style-name="T66">are a more complex environment</text:span>. <text:s/>The working idea is that figures are defined independently of their actual placement in the document (but must precede their placement). <text:s/><text:span text:style-name="T69">A figure is intended to be the same as a slideshow layout except for the placement mechanism. <text:s/>(maybe the placement idea is useful elsewhere?) </text:span></text:p>
      <text:p text:style-name="P12">\figure{<text:span text:style-name="T1">FigName</text:span>}</text:p>
      <text:p text:style-name="P23">\photos{<text:span text:style-name="T1">id1, id2, …</text:span>}</text:p>
      <text:p text:style-name="P24">\photo{<text:span text:style-name="T1">id1</text:span>}{<text:span text:style-name="T1">caption</text:span>}<text:tab/><text:tab/>// <text:span text:style-name="T1">May be repeated to allow captions specified photo</text:span></text:p>
      <text:p text:style-name="P24">\title{<text:span text:style-name="T1">Title for frame including all pics</text:span>}</text:p>
      <text:p text:style-name="P24">\position{<text:span text:style-name="T1">left|right|center</text:span>}</text:p>
      <text:p text:style-name="P25">\rotatephoto{<text:span text:style-name="T1">1|2|3</text:span>}<text:tab/><text:tab/><text:span text:style-name="T1">// Rotate photo 90 degrees right 1,2, or 3 time</text:span></text:p>
      <text:p text:style-name="P24">\size{<text:span text:style-name="T1">width=300</text:span>}{<text:span text:style-name="T1">height=250</text:span>}</text:p>
      <text:p text:style-name="P24">\rotation{<text:span text:style-name="T1">3</text:span>.5<text:span text:style-name="T1">}</text:span></text:p>
      <text:p text:style-name="P12">\endfigure{<text:span text:style-name="T1">FigName</text:span>}</text:p>
      <text:p text:style-name="P12"/>
      <text:p text:style-name="P13">\placefigure{<text:span text:style-name="T1">FigName}<text:tab/><text:tab/>//Place figure ‘here’ following guidance in specs</text:span></text:p>
      <text:h text:style-name="P38" text:outline-level="2"><text:soft-page-break/>Examples:</text:h>
      <text:h text:style-name="P39" text:outline-level="2"><text:span text:style-name="T40">\title{</text:span><text:span text:style-name="T39">‘Twas a month before Christmas</text:span><text:span text:style-name="T31"> </text:span><text:span text:style-name="T36">…</text:span><text:span text:style-name="T37">}</text:span> </text:h>
      <text:p text:style-name="P2"><text:bookmark text:name="_GoBack"/><text:span text:style-name="T47">\</text:span><text:span text:style-name="T41"> </text:span><text:span text:style-name="T42">byline{</text:span><text:span text:style-name="T41">Luddd Creef</text:span><text:span text:style-name="T42">}</text:span></text:p>
      <text:p text:style-name="P17"/>
      <text:p text:style-name="P22">\begin{poetry}<text:tab/><text:tab/><text:tab/>//<text:span text:style-name="T53">Note that poetry has </text:span><text:span text:style-name="T17">not</text:span><text:span text:style-name="T53"> been defined as a class of </text:span></text:p>
      <text:p text:style-name="P20"><text:span text:style-name="T1">Twas a month before Christmas<text:tab/><text:tab/><text:tab/>// </text:span><text:span text:style-name="T6">environment, yet. <text:s/>This is an example</text:span></text:p>
      <text:p text:style-name="P20">    when out on the Cove<text:tab/><text:tab/><text:tab/>// <text:span text:style-name="T53">where we </text:span><text:span text:style-name="T43">may</text:span><text:span text:style-name="T50"> find the need for another</text:span></text:p>
      <text:p text:style-name="P20">They turned out in numbers<text:tab/><text:tab/><text:tab/>// <text:span text:style-name="T53">specific kind of enviornment like</text:span></text:p>
      <text:p text:style-name="P20">    they turned out in droves<text:tab/><text:tab/><text:tab/>// <text:span text:style-name="T53">snippet or layout</text:span></text:p>
      <text:p text:style-name="P20">Happy and joyful, full of good cheer</text:p>
      <text:p text:style-name="P20">    they dressed the yard tree without nary a fear</text:p>
      <text:p text:style-name="P20">There were no reindeer or crafty elves</text:p>
      <text:p text:style-name="P20">    just a yard full of retirees in spite of themselves</text:p>
      <text:p text:style-name="P20">The lack of a leader was obvious to all</text:p>
      <text:p text:style-name="P20">    leaving no one to blame, no one to call</text:p>
      <text:p text:style-name="P20">They trampled the grass and broke a few balls</text:p>
      <text:p text:style-name="P20">    they put on the lights and avoided the falls</text:p>
      <text:p text:style-name="P20">It was a joyful event and filled with good cheer</text:p>
      <text:p text:style-name="P20">    the tree was adorned as Christmas draws near…</text:p>
      <text:p text:style-name="P21">\end{poetry}</text:p>
      <text:p text:style-name="P16"> </text:p>
      <text:p text:style-name="P18"><text:span text:style-name="T31">On the afternoon of Sunday, November 25, 2018, the hardy residents of Hickory Cove assembled around the base of the </text:span><text:span text:style-name="T38">\textbf</text:span><text:span text:style-name="T32">{</text:span><text:span text:style-name="T31">“Beard Yard Outdoor Christmas Tree”</text:span><text:span text:style-name="T32">}</text:span><text:span text:style-name="T31"> at 2 pm. Our mission was to decorate the tree for this tree’s 7</text:span><text:span text:style-name="T46">th</text:span><text:span text:style-name="T31"> Christmas (decorated) and to </text:span><text:span text:style-name="T34">\</text:span><text:span text:style-name="T33">textbf{</text:span><text:span text:style-name="T31">exchange</text:span><text:span text:style-name="T33">}</text:span><text:span text:style-name="T31"> ideas and just have some fun.</text:span></text:p>
      <text:p text:style-name="P15"/>
      <text:p text:style-name="P18"><text:span text:style-name="T31">* We are not allowed to use the word </text:span><text:span text:style-name="T32">\</text:span><text:span text:style-name="T35">italics</text:span><text:span text:style-name="T32">{</text:span><text:span text:style-name="T31">LADDER</text:span><text:span text:style-name="T32">}</text:span><text:span text:style-name="T31"> , but they do exist!</text:span></text:p>
      <text:p text:style-name="P15"> </text:p>
      <text:p text:style-name="P16">~~~~~~~~~~~~~~~~~~~~~~~~~~~~~~~~~~~~~~~~~~~~~~</text:p>
      <text:p text:style-name="P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8:39:08.158267720</meta:creation-date>
    <dc:date>2020-05-28T11:20:56.663215739</dc:date>
    <meta:editing-duration>P7DT23H10M7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4" meta:paragraph-count="86" meta:word-count="1117" meta:character-count="7258" meta:non-whitespace-character-count="6086"/>
  </office:meta>
</office:document-meta>
</file>